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6.465cm"/>
    </style:style>
    <style:style style:name="co3" style:family="table-column">
      <style:table-column-properties fo:break-before="auto" style:column-width="9.85cm"/>
    </style:style>
    <style:style style:name="co4" style:family="table-column">
      <style:table-column-properties fo:break-before="auto" style:column-width="7.659cm"/>
    </style:style>
    <style:style style:name="co5" style:family="table-column">
      <style:table-column-properties fo:break-before="auto" style:column-width="9.934cm"/>
    </style:style>
    <style:style style:name="co6" style:family="table-column">
      <style:table-column-properties fo:break-before="auto" style:column-width="26.638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868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2.685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3.87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2.027cm" fo:break-before="auto" style:use-optimal-row-height="false"/>
    </style:style>
    <style:style style:name="ro9" style:family="table-row">
      <style:table-row-properties style:row-height="2.552cm" fo:break-before="auto" style:use-optimal-row-height="false"/>
    </style:style>
    <style:style style:name="ro10" style:family="table-row">
      <style:table-row-properties style:row-height="2.29cm" fo:break-before="auto" style:use-optimal-row-height="false"/>
    </style:style>
    <style:style style:name="ro11" style:family="table-row">
      <style:table-row-properties style:row-height="2.157cm" fo:break-before="auto" style:use-optimal-row-height="false"/>
    </style:style>
    <style:style style:name="ro12" style:family="table-row">
      <style:table-row-properties style:row-height="1.632cm" fo:break-before="auto" style:use-optimal-row-height="false"/>
    </style:style>
    <style:style style:name="ro1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vertical-align="top"/>
      <style:paragraph-properties fo:text-align="start" fo:margin-left="0cm"/>
      <style:text-properties style:use-window-font-color="true" style:font-name="Arial" style:font-name-complex="Calibri"/>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style:use-window-font-color="true" style:font-name="Arial" style:font-name-complex="Calibri"/>
    </style:style>
    <style:style style:name="ce6" style:family="table-cell" style:parent-style-name="Excel_20_Built-in_20_Normal">
      <style:table-cell-properties fo:background-color="#cfe7f5" style:text-align-source="fix" style:repeat-content="false" fo:wrap-option="wrap" style:vertical-align="top"/>
      <style:paragraph-properties fo:text-align="start" fo:margin-left="0cm"/>
    </style:style>
    <style:style style:name="ce7" style:family="table-cell" style:parent-style-name="Excel_20_Built-in_20_Normal">
      <style:table-cell-properties style:text-align-source="fix" style:repeat-content="false" fo:wrap-option="wrap" style:shrink-to-fit="true" style:vertical-align="top"/>
      <style:paragraph-properties fo:text-align="start" fo:margin-left="0cm"/>
      <style:text-properties style:font-name="Arial1" style:font-name-complex="Arial1"/>
    </style:style>
    <style:style style:name="ce8" style:family="table-cell" style:parent-style-name="Excel_20_Built-in_20_Normal">
      <style:table-cell-properties style:text-align-source="value-type" style:repeat-content="false" fo:wrap-option="wrap" style:vertical-align="top"/>
      <style:paragraph-properties fo:margin-left="0cm"/>
      <style:text-properties style:font-name="Arial" style:font-name-complex="Calibri"/>
    </style:style>
    <style:style style:name="ce9"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wrap-option="wrap" style:vertical-align="top"/>
      <style:paragraph-properties fo:text-align="start" fo:margin-left="0cm"/>
      <style:text-properties fo:hyphenate="false"/>
    </style:style>
    <style:style style:name="ce13"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998" table:default-cell-style-name="ce4"/>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3" table:number-columns-repeated="20"/>
          <table:table-cell table:number-columns-repeated="998"/>
        </table:table-row>
        <table:table-row table:style-name="ro2">
          <table:table-cell table:style-name="ce2" office:value-type="string">
            <text:p><text:s/>SEO et accessibilité</text:p>
          </table:table-cell>
          <table:table-cell office:value-type="string">
            <text:p>Titre manquant</text:p>
          </table:table-cell>
          <table:table-cell office:value-type="string">
            <text:p>L'utilisateur ne sait pas sur quelle page il se trouve.</text:p>
            <text:p>Le titre permet à Google de savoir de quoi parle la page.</text:p>
          </table:table-cell>
          <table:table-cell office:value-type="string">
            <text:p>Vérifier qu'il doit toujours avoir un titre à un site internet.</text:p>
          </table:table-cell>
          <table:table-cell table:style-name="ce9" office:value-type="string">
            <text:p>Pour que Google et les utilisateurs savent sur quel site internet ils se trouvent il est préférable de rajouter un titre au site. </text:p>
          </table:table-cell>
          <table:table-cell table:style-name="ce12" office:value-type="string">
            <text:p><text:a xlink:href="https://developers.google.com/search/docs/advanced/appearance/good-titles-snippets?hl=fr">https://developers.google.com/search/docs/advanced/appearance/good-titles-snippets?hl=fr</text:a></text:p>
          </table:table-cell>
          <table:table-cell table:number-columns-repeated="1018"/>
        </table:table-row>
        <table:table-row table:style-name="ro3">
          <table:table-cell table:style-name="ce3" office:value-type="string">
            <text:p><text:s/>SEO et accessibilité</text:p>
          </table:table-cell>
          <table:table-cell office:value-type="string">
            <text:p>2eme lien du header </text:p>
          </table:table-cell>
          <table:table-cell office:value-type="string">
            <text:p>L'utilisateur et Google ne savent pas à quoi correspond le lien « page2 &lt; ».</text:p>
          </table:table-cell>
          <table:table-cell table:style-name="ce7" office:value-type="string">
            <text:p>Vérifier que le titre du lien doit toujours être cohérent avec la page.</text:p>
          </table:table-cell>
          <table:table-cell table:style-name="ce9" office:value-type="string">
            <text:p>Bien renommer le titre du lien qui mène à la bonne page.</text:p>
          </table:table-cell>
          <table:table-cell office:value-type="string">
            <text:p><text:a xlink:href="https://openclassrooms.com/fr/courses/1603881-apprenez-a-creer-votre-site-web-avec-html5-et-css3/1604646-creez-des-liens">https://openclassrooms.com/fr/courses/1603881-apprenez-a-creer-votre-site-web-avec-html5-et-css3/1604646-creez-des-liens</text:a></text:p>
          </table:table-cell>
          <table:table-cell table:number-columns-repeated="1018"/>
        </table:table-row>
        <table:table-row table:style-name="ro4">
          <table:table-cell table:style-name="ce3" office:value-type="string">
            <text:p><text:s/>SEO et accessibilité</text:p>
          </table:table-cell>
          <table:table-cell office:value-type="string">
            <text:p>Zones de texte dans le header</text:p>
          </table:table-cell>
          <table:table-cell office:value-type="string">
            <text:p>Il y a deux zones de textes en haut et en bas du logo, en tout petit. Le but était d'avoir un trafic plus élevés en le spaman de mots clés. C'est une technique dite « black hat » qui peut être sanctionner par Google.</text:p>
          </table:table-cell>
          <table:table-cell office:value-type="string">
            <text:p>Vérifier le code de la page. Un site internet ne doit pas avoir de zones de textes ou hyperliens cachés. </text:p>
          </table:table-cell>
          <table:table-cell table:style-name="ce9" office:value-type="string">
            <text:p>Cacher du textes ou des liens dans une page internet ne sert a rien et peut même être pénaliser. Mieux vaut privilégier un référencement constructif avec des bons titres et une bonne structure de page.</text:p>
          </table:table-cell>
          <table:table-cell office:value-type="string">
            <text:p><text:a xlink:href="https://developers.google.com/search/blog/2012/04/another-step-to-reward-high-quality?hl=en">https://developers.google.com/search/blog/2012/04/another-step-to-reward-high-quality?hl=en</text:a></text:p>
          </table:table-cell>
          <table:table-cell table:number-columns-repeated="1018"/>
        </table:table-row>
        <table:table-row table:style-name="ro5">
          <table:table-cell table:style-name="ce3" office:value-type="string">
            <text:p><text:s/>SEO et accessibilité</text:p>
          </table:table-cell>
          <table:table-cell office:value-type="string">
            <text:p>Structure des titres de la page non respecter</text:p>
          </table:table-cell>
          <table:table-cell office:value-type="string">
            <text:p>Les titres de la page d'accueil passe directement de H1 à H3.</text:p>
          </table:table-cell>
          <table:table-cell office:value-type="string">
            <text:p>Vérifier qu'il doit toujours avoir un seul H1 par page.</text:p>
          </table:table-cell>
          <table:table-cell table:style-name="ce9" office:value-type="string">
            <text:p>Il est très recommander de n'avoir qu'un seul H1 par page, et d'avoir plusieurs sous titre H2,H3 …</text:p>
          </table:table-cell>
          <table:table-cell office:value-type="string">
            <text:p><text:a xlink:href="https://semji.com/fr/blog/quel-est-linteret-des-balises-h1-h2-h3-pour-votre-seo/">https://semji.com/fr/blog/quel-est-linteret-des-balises-h1-h2-h3-pour-votre-seo/</text:a></text:p>
          </table:table-cell>
          <table:table-cell table:number-columns-repeated="1018"/>
        </table:table-row>
        <table:table-row table:style-name="ro6">
          <table:table-cell table:style-name="ce3" office:value-type="string">
            <text:p><text:s/>SEO</text:p>
          </table:table-cell>
          <table:table-cell office:value-type="string">
            <text:p>Liens de la page «Contact » trop présent sur la page d'accueil</text:p>
          </table:table-cell>
          <table:table-cell office:value-type="string">
            <text:p>Les liens qui mènent à la page « contact » sont trop nombreux sur la page d’accueil et spam beaucoup trop le contenu de la page.</text:p>
          </table:table-cell>
          <table:table-cell office:value-type="string">
            <text:p>Il ne sert à rien de coller à chaque endroit possible un lien qui mène à une page annexe du site. Le SEO peut être pénaliser avec le trop de spam du même lien et l'utilisateur peut être vite lasser de toujours tomber sur la même page à chaque fois a qu'il clique sur un lien.</text:p>
          </table:table-cell>
          <table:table-cell table:style-name="ce9" office:value-type="string">
            <text:p>Il est préférable de ne mettre qu'un ou deux liens maximum sur la page d'accueil. Par exemple : un bouton, ou/et un lien dans le header. De façon à ce que l'utilisateur voie ce lien au bon endroit et de ne pas saturer tout le site du même lien.</text:p>
          </table:table-cell>
          <table:table-cell office:value-type="string">
            <text:p><text:a xlink:href="https://semji.com/fr/guide/backlink-en-seo/">https://semji.com/fr/guide/backlink-en-seo/</text:a> <text:s/>_ <text:s/><text:a xlink:href="https://developers.google.com/search/docs/advanced/guidelines/duplicate-content?hl=fr">https://developers.google.com/search/docs/advanced/guidelines/duplicate-content?hl=fr</text:a></text:p>
          </table:table-cell>
          <table:table-cell table:number-columns-repeated="1018"/>
        </table:table-row>
        <table:table-row table:style-name="ro7">
          <table:table-cell table:style-name="ce3" office:value-type="string">
            <text:p><text:s/>SEO et accessibilité</text:p>
          </table:table-cell>
          <table:table-cell office:value-type="string">
            <text:p>Liens footer « Partenaires »</text:p>
          </table:table-cell>
          <table:table-cell office:value-type="string">
            <text:p>Les liens présent dans le footer ne sont pas valides et n’ont aucun rapport avec le sujet du site.</text:p>
          </table:table-cell>
          <table:table-cell office:value-type="string">
            <text:p>Vérifier que les liens mènent bien à un site ou une page et que c'est liens soit en rapport avec le site.</text:p>
          </table:table-cell>
          <table:table-cell table:style-name="ce9" office:value-type="string">
            <text:p>Ne mettre que les liens des sites « partenaire » ou en rapport avec le sujet du site et de préférence de la même langue.</text:p>
          </table:table-cell>
          <table:table-cell office:value-type="string">
            <text:p><text:a xlink:href="https://developers.google.com/search/docs/advanced/guidelines/sneaky-redirects?hl=fr">https://developers.google.com/search/docs/advanced/guidelines/sneaky-redirects?hl=fr</text:a></text:p>
          </table:table-cell>
          <table:table-cell table:number-columns-repeated="1018"/>
        </table:table-row>
        <table:table-row table:style-name="ro8">
          <table:table-cell table:style-name="ce3" office:value-type="string">
            <text:p><text:s/>SEO</text:p>
          </table:table-cell>
          <table:table-cell office:value-type="string">
            <text:p>Réduire la taille des images</text:p>
          </table:table-cell>
          <table:table-cell office:value-type="string">
            <text:p>Les images sont lourdes et pénalise l'affichage de la page d'accueil.</text:p>
          </table:table-cell>
          <table:table-cell office:value-type="string">
            <text:p>Vérifier que les images de grande taille ne sont pas trop lourdes et qu'elles ne pénalise pas l'affichage du site.</text:p>
          </table:table-cell>
          <table:table-cell table:style-name="ce9" office:value-type="string">
            <text:p>Il faut redimensionner la taille des images de façon a ce qu'elles soit à la bonne taille.</text:p>
          </table:table-cell>
          <table:table-cell office:value-type="string">
            <text:p><text:a xlink:href="https://developers.google.com/search/docs/beginner/seo-starter-guide?hl=fr#images">https://developers.google.com/search/docs/beginner/seo-starter-guide?hl=fr#images</text:a></text:p>
          </table:table-cell>
          <table:table-cell table:number-columns-repeated="1018"/>
        </table:table-row>
        <table:table-row table:style-name="ro9">
          <table:table-cell table:style-name="ce3" office:value-type="string">
            <text:p><text:s/>Accessibilité</text:p>
          </table:table-cell>
          <table:table-cell office:value-type="string">
            <text:p>Le contraste des couleurs </text:p>
          </table:table-cell>
          <table:table-cell office:value-type="string">
            <text:p>Les couleurs de certain textes sont à plusieurs endroits trop claires et pénalise l'utilisateur pour la lecture.</text:p>
          </table:table-cell>
          <table:table-cell table:style-name="ce8" office:value-type="string">
            <text:p>Il est préférable de mettre des couleurs foncer sur font claire et inversement pour faciliter la lecture de certain textes qui sont parfois difficile à apercevoir pour l'utilisateur.</text:p>
          </table:table-cell>
          <table:table-cell table:style-name="ce9" office:value-type="string">
            <text:p>Privilégier des couleurs qui sont faciles à discerner pour tous les utilisateurs. </text:p>
          </table:table-cell>
          <table:table-cell office:value-type="string">
            <text:p><text:a xlink:href="https://www.tanaguru.com/contrastes-couleurs-regles-accessibilite/">https://www.tanaguru.com/contrastes-couleurs-regles-accessibilite/</text:a></text:p>
          </table:table-cell>
          <table:table-cell table:number-columns-repeated="1018"/>
        </table:table-row>
        <table:table-row table:style-name="ro10">
          <table:table-cell table:style-name="ce3" office:value-type="string">
            <text:p><text:s/>Accessibilité</text:p>
          </table:table-cell>
          <table:table-cell office:value-type="string">
            <text:p>La taille des polices parfois trop petites et l'espacement interlignes</text:p>
          </table:table-cell>
          <table:table-cell office:value-type="string">
            <text:p>La taille des polices sont à plusieurs endroits trop petites et l'espacement des lignes ne sont pas assez espacer ce qui pénalise l'utilisateur pour la lecture de texte.</text:p>
          </table:table-cell>
          <table:table-cell office:value-type="string">
            <text:p>Il faut veiller à ce que les tailles des textes ne soie pas trop petite pour permettre aux utilisateurs d'avoir un bon confort de lecture.</text:p>
          </table:table-cell>
          <table:table-cell table:style-name="ce9" office:value-type="string">
            <text:p>Pour que les textes et les titres soie lisible pour tous, il faut augmenter leurs taille et espacer les interlignes.</text:p>
          </table:table-cell>
          <table:table-cell office:value-type="string">
            <text:p><text:a xlink:href="https://www.w3.org/Translations/NOTE-UNDERSTANDING-WCAG20-fr/visual-audio-contrast-scale.html">https://www.w3.org/Translations/NOTE-UNDERSTANDING-WCAG20-fr/visual-audio-contrast-scale.html</text:a> <text:s text:c="3"/><text:a xlink:href="https://openclassrooms.com/fr/courses/6691346-concevez-un-contenu-web-accessible/6941263-creez-des-designs-visuels-accessibles">https://openclassrooms.com/fr/courses/6691346-concevez-un-contenu-web-accessible/6941263-creez-des-designs-visuels-accessibles</text:a></text:p>
          </table:table-cell>
          <table:table-cell table:number-columns-repeated="1018"/>
        </table:table-row>
        <table:table-row table:style-name="ro11">
          <table:table-cell table:style-name="ce3" office:value-type="string">
            <text:p><text:s/>SEO et accessibilité</text:p>
          </table:table-cell>
          <table:table-cell office:value-type="string">
            <text:p>Page « Contact » non responsive</text:p>
          </table:table-cell>
          <table:table-cell office:value-type="string">
            <text:p>La page contact n'est pas responsive ce qui rend la navigation difficile sur des écran plus petits. Aujourd'hui 80% du trafic ce fait sur téléphone si le site n'est pas responsive il va perdre en trafic.</text:p>
          </table:table-cell>
          <table:table-cell office:value-type="string">
            <text:p>Un site doit toujours avoir une version responsive autant pour le référencement que pour l'accessibilité de l'utilisateur.</text:p>
          </table:table-cell>
          <table:table-cell table:style-name="ce9" office:value-type="string">
            <text:p>Il faut redisposer les blocs de façon à ce que le site soit utilisable sur grand et sur des plus petits écrans.</text:p>
          </table:table-cell>
          <table:table-cell office:value-type="string">
            <text:p><text:a xlink:href="https://developers.google.com/search/mobile-sites/mobile-seo/other-devices?hl=fr">https://developers.google.com/search/mobile-sites/mobile-seo/other-devices?hl=fr</text:a></text:p>
          </table:table-cell>
          <table:table-cell table:number-columns-repeated="1018"/>
        </table:table-row>
        <table:table-row table:style-name="ro1" table:number-rows-repeated="3">
          <table:table-cell table:number-columns-repeated="4"/>
          <table:table-cell table:style-name="ce10"/>
          <table:table-cell table:number-columns-repeated="1019"/>
        </table:table-row>
        <table:table-row table:style-name="ro12">
          <table:table-cell table:style-name="ce5" office:value-type="string">
            <text:p><text:s/>SEO et accessibilité</text:p>
          </table:table-cell>
          <table:table-cell table:style-name="ce6" office:value-type="string">
            <text:p>Langue du site non définie</text:p>
          </table:table-cell>
          <table:table-cell table:style-name="ce6" office:value-type="string">
            <text:p>La langue du site peut être pénalisant pour le SEO si elle n'est pas définie</text:p>
          </table:table-cell>
          <table:table-cell table:style-name="ce6"/>
          <table:table-cell table:style-name="ce11"/>
          <table:table-cell table:style-name="ce6" office:value-type="string">
            <text:p><text:a xlink:href="https://www.alsacreations.com/astuce/lire/1151-langue-du-contenu.html">https://www.alsacreations.com/astuce/lire/1151-langue-du-contenu.html</text:a></text:p>
          </table:table-cell>
          <table:table-cell table:number-columns-repeated="1018"/>
        </table:table-row>
        <table:table-row table:style-name="ro1" table:number-rows-repeated="985">
          <table:table-cell table:number-columns-repeated="1024"/>
        </table:table-row>
        <table:table-row table:style-name="ro13" table:number-rows-repeated="1047575">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05">05/10/2021</text:date>, <text:time>14:29:5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05T14:29:54.02</dc:date>
    <meta:generator>OpenOffice/4.1.7$Win32 OpenOffice.org_project/417m1$Build-9800</meta:generator>
    <meta:editing-duration>PT12H40M38S</meta:editing-duration>
    <meta:editing-cycles>88</meta:editing-cycles>
    <meta:document-statistic meta:table-count="1" meta:cell-count="70" meta:object-count="0"/>
  </office:meta>
</office:document-meta>
</file>